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ystem number</text:p>
          </table:table-cell>
          <table:table-cell office:value-type="string" calcext:value-type="string">
            <text:p>Total Mass (Mearth)</text:p>
          </table:table-cell>
          <table:table-cell office:value-type="string" calcext:value-type="string">
            <text:p>sma (AU)</text:p>
          </table:table-cell>
          <table:table-cell office:value-type="string" calcext:value-type="string">
            <text:p>metallicity</text:p>
          </table:table-cell>
          <table:table-cell office:value-type="string" calcext:value-type="string">
            <text:p>GCR (gas to core ratio)</text:p>
          </table:table-cell>
          <table:table-cell office:value-type="string" calcext:value-type="string">
            <text:p>fraction water</text:p>
          </table:table-cell>
          <table:table-cell office:value-type="string" calcext:value-type="string">
            <text:p>gas disk (Msun)</text:p>
          </table:table-cell>
          <table:table-cell office:value-type="string" calcext:value-type="string">
            <text:p>solid disk (Mearth)</text:p>
          </table:table-cell>
          <table:table-cell office:value-type="string" calcext:value-type="string">
            <text:p>life time (yr)</text:p>
          </table:table-cell>
          <table:table-cell office:value-type="string" calcext:value-type="string">
            <text:p>sma ini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luminos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09174257" calcext:value-type="float">
            <text:p>0.009174257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10228958" calcext:value-type="float">
            <text:p>0.10228958</text:p>
          </table:table-cell>
          <table:table-cell office:value-type="float" office:value="-1000" calcext:value-type="float">
            <text:p>-1000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696606" calcext:value-type="float">
            <text:p>0.48696606</text:p>
          </table:table-cell>
          <table:table-cell office:value-type="float" office:value="8.4379737" calcext:value-type="float">
            <text:p>8.4379737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.0000745" calcext:value-type="float">
            <text:p>0.0000745</text:p>
          </table:table-cell>
          <table:table-cell office:value-type="float" office:value="0.008419096" calcext:value-type="float">
            <text:p>0.008419096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8.4358995" calcext:value-type="float">
            <text:p>8.4358995</text:p>
          </table:table-cell>
          <table:table-cell office:value-type="float" office:value="0.093455445" calcext:value-type="float">
            <text:p>0.093455445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097383" calcext:value-type="float">
            <text:p>13.097383</text:p>
          </table:table-cell>
          <table:table-cell office:value-type="float" office:value="0.49486426" calcext:value-type="float">
            <text:p>0.49486426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1.010359858" calcext:value-type="float">
            <text:p>1.010359858</text:p>
          </table:table-cell>
          <table:table-cell office:value-type="float" office:value="0.011011394" calcext:value-type="float">
            <text:p>0.011011394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49150049" calcext:value-type="float">
            <text:p>0.49150049</text:p>
          </table:table-cell>
          <table:table-cell office:value-type="float" office:value="0.61314002" calcext:value-type="float">
            <text:p>0.61314002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559732" calcext:value-type="float">
            <text:p>1.7559732</text:p>
          </table:table-cell>
          <table:table-cell office:value-type="float" office:value="0.11408815" calcext:value-type="float">
            <text:p>0.11408815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11497213" calcext:value-type="float">
            <text:p>0.011497213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11144238" calcext:value-type="float">
            <text:p>0.11144238</text:p>
          </table:table-cell>
          <table:table-cell office:value-type="float" office:value="0.10191985" calcext:value-type="float">
            <text:p>0.10191985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70884" calcext:value-type="float">
            <text:p>0.1370884</text:p>
          </table:table-cell>
          <table:table-cell office:value-type="float" office:value="0.043359303" calcext:value-type="float">
            <text:p>0.043359303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06687485" calcext:value-type="float">
            <text:p>0.006687485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040964507" calcext:value-type="float">
            <text:p>0.040964507</text:p>
          </table:table-cell>
          <table:table-cell office:value-type="float" office:value="0.046239369" calcext:value-type="float">
            <text:p>0.046239369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998792" calcext:value-type="float">
            <text:p>1.3998792</text:p>
          </table:table-cell>
          <table:table-cell office:value-type="float" office:value="0.21951089" calcext:value-type="float">
            <text:p>0.21951089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14708626" calcext:value-type="float">
            <text:p>0.014708626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21482185" calcext:value-type="float">
            <text:p>0.21482185</text:p>
          </table:table-cell>
          <table:table-cell office:value-type="float" office:value="0.096246342" calcext:value-type="float">
            <text:p>0.096246342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079041" calcext:value-type="float">
            <text:p>0.29079041</text:p>
          </table:table-cell>
          <table:table-cell office:value-type="float" office:value="0.038385693" calcext:value-type="float">
            <text:p>0.038385693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06216314" calcext:value-type="float">
            <text:p>0.006216314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037433719" calcext:value-type="float">
            <text:p>0.037433719</text:p>
          </table:table-cell>
          <table:table-cell office:value-type="float" office:value="0.058671964" calcext:value-type="float">
            <text:p>0.058671964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3627982" calcext:value-type="float">
            <text:p>0.023627982</text:p>
          </table:table-cell>
          <table:table-cell office:value-type="float" office:value="25.072767" calcext:value-type="float">
            <text:p>25.072767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06117851" calcext:value-type="float">
            <text:p>0.006117851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25.06469" calcext:value-type="float">
            <text:p>25.06469</text:p>
          </table:table-cell>
          <table:table-cell office:value-type="float" office:value="0.033591285" calcext:value-type="float">
            <text:p>0.033591285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355892" calcext:value-type="float">
            <text:p>1.7355892</text:p>
          </table:table-cell>
          <table:table-cell office:value-type="float" office:value="0.18116168" calcext:value-type="float">
            <text:p>0.18116168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13011384" calcext:value-type="float">
            <text:p>0.013011384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17839019" calcext:value-type="float">
            <text:p>0.17839019</text:p>
          </table:table-cell>
          <table:table-cell office:value-type="float" office:value="0.10242821" calcext:value-type="float">
            <text:p>0.10242821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802867" calcext:value-type="float">
            <text:p>0.18802867</text:p>
          </table:table-cell>
          <table:table-cell office:value-type="float" office:value="0.048952515" calcext:value-type="float">
            <text:p>0.048952515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06824166" calcext:value-type="float">
            <text:p>0.006824166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047103411" calcext:value-type="float">
            <text:p>0.047103411</text:p>
          </table:table-cell>
          <table:table-cell office:value-type="float" office:value="0.051108398" calcext:value-type="float">
            <text:p>0.051108398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9162756" calcext:value-type="float">
            <text:p>0.079162756</text:p>
          </table:table-cell>
          <table:table-cell office:value-type="float" office:value="12.259391" calcext:value-type="float">
            <text:p>12.259391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08009343" calcext:value-type="float">
            <text:p>0.008009343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12.26018" calcext:value-type="float">
            <text:p>12.26018</text:p>
          </table:table-cell>
          <table:table-cell office:value-type="float" office:value="0.049511133" calcext:value-type="float">
            <text:p>0.049511133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685594" calcext:value-type="float">
            <text:p>0.34685594</text:p>
          </table:table-cell>
          <table:table-cell office:value-type="float" office:value="0.13824998" calcext:value-type="float">
            <text:p>0.13824998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13408471" calcext:value-type="float">
            <text:p>0.013408471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13160365" calcext:value-type="float">
            <text:p>0.13160365</text:p>
          </table:table-cell>
          <table:table-cell office:value-type="float" office:value="0.062468584" calcext:value-type="float">
            <text:p>0.062468584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509906" calcext:value-type="float">
            <text:p>0.59509906</text:p>
          </table:table-cell>
          <table:table-cell office:value-type="float" office:value="0.087066479" calcext:value-type="float">
            <text:p>0.087066479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06857661" calcext:value-type="float">
            <text:p>0.006857661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083803847" calcext:value-type="float">
            <text:p>0.083803847</text:p>
          </table:table-cell>
          <table:table-cell office:value-type="float" office:value="0.073176506" calcext:value-type="float">
            <text:p>0.073176506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373507" calcext:value-type="float">
            <text:p>0.30373507</text:p>
          </table:table-cell>
          <table:table-cell office:value-type="float" office:value="0.059314113" calcext:value-type="float">
            <text:p>0.059314113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068749" calcext:value-type="float">
            <text:p>0.0068749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05745706" calcext:value-type="float">
            <text:p>0.05745706</text:p>
          </table:table-cell>
          <table:table-cell office:value-type="float" office:value="0.059434524" calcext:value-type="float">
            <text:p>0.059434524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0765" calcext:value-type="float">
            <text:p>0.390765</text:p>
          </table:table-cell>
          <table:table-cell office:value-type="float" office:value="0.15320779" calcext:value-type="float">
            <text:p>0.15320779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13337249" calcext:value-type="float">
            <text:p>0.013337249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15049532" calcext:value-type="float">
            <text:p>0.15049532</text:p>
          </table:table-cell>
          <table:table-cell office:value-type="float" office:value="0.064898171" calcext:value-type="float">
            <text:p>0.064898171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015602" calcext:value-type="float">
            <text:p>1.7015602</text:p>
          </table:table-cell>
          <table:table-cell office:value-type="float" office:value="0.28775646" calcext:value-type="float">
            <text:p>0.28775646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16988007" calcext:value-type="float">
            <text:p>0.016988007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2830454" calcext:value-type="float">
            <text:p>0.2830454</text:p>
          </table:table-cell>
          <table:table-cell office:value-type="float" office:value="0.10210358" calcext:value-type="float">
            <text:p>0.10210358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749158" calcext:value-type="float">
            <text:p>0.016749158</text:p>
          </table:table-cell>
          <table:table-cell office:value-type="float" office:value="32.441777" calcext:value-type="float">
            <text:p>32.441777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05905372" calcext:value-type="float">
            <text:p>0.005905372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32.443935" calcext:value-type="float">
            <text:p>32.443935</text:p>
          </table:table-cell>
          <table:table-cell office:value-type="float" office:value="0.030096758" calcext:value-type="float">
            <text:p>0.030096758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628925" calcext:value-type="float">
            <text:p>0.41628925</text:p>
          </table:table-cell>
          <table:table-cell office:value-type="float" office:value="0.07185732" calcext:value-type="float">
            <text:p>0.07185732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" calcext:value-type="float">
            <text:p>0</text:p>
          </table:table-cell>
          <table:table-cell office:value-type="float" office:value="0.006814128" calcext:value-type="float">
            <text:p>0.006814128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068553579" calcext:value-type="float">
            <text:p>0.068553579</text:p>
          </table:table-cell>
          <table:table-cell office:value-type="float" office:value="0.065556468" calcext:value-type="float">
            <text:p>0.065556468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065768" calcext:value-type="float">
            <text:p>3.4065768</text:p>
          </table:table-cell>
          <table:table-cell office:value-type="float" office:value="0.3773524" calcext:value-type="float">
            <text:p>0.3773524</text:p>
          </table:table-cell>
          <table:table-cell office:value-type="float" office:value="0.009174257" calcext:value-type="float">
            <text:p>0.009174257</text:p>
          </table:table-cell>
          <table:table-cell office:value-type="float" office:value="0.070093479" calcext:value-type="float">
            <text:p>0.070093479</text:p>
          </table:table-cell>
          <table:table-cell office:value-type="float" office:value="0.016608546" calcext:value-type="float">
            <text:p>0.016608546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36797068" calcext:value-type="float">
            <text:p>0.36797068</text:p>
          </table:table-cell>
          <table:table-cell office:value-type="float" office:value="0.27267729" calcext:value-type="float">
            <text:p>0.27267729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09174257" calcext:value-type="float">
            <text:p>0.009174257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3181381" calcext:value-type="float">
            <text:p>0.03181381</text:p>
          </table:table-cell>
          <table:table-cell office:value-type="float" office:value="101.19778" calcext:value-type="float">
            <text:p>101.19778</text:p>
          </table:table-cell>
          <table:table-cell office:value-type="float" office:value="3103303.8" calcext:value-type="float">
            <text:p>3103303.8</text:p>
          </table:table-cell>
          <table:table-cell office:value-type="float" office:value="0.13986686" calcext:value-type="float">
            <text:p>0.13986686</text:p>
          </table:table-cell>
          <table:table-cell office:value-type="float" office:value="-1000" calcext:value-type="float">
            <text:p>-1000</text:p>
          </table:table-cell>
          <table:table-cell office:value-type="float" office:value="0.87671135" calcext:value-type="float">
            <text:p>0.87671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081706" calcext:value-type="float">
            <text:p>0.14081706</text:p>
          </table:table-cell>
          <table:table-cell office:value-type="float" office:value="2.9029809" calcext:value-type="float">
            <text:p>2.9029809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0971098" calcext:value-type="float">
            <text:p>0.00971098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2.748551" calcext:value-type="float">
            <text:p>2.748551</text:p>
          </table:table-cell>
          <table:table-cell office:value-type="float" office:value="0.058573002" calcext:value-type="float">
            <text:p>0.058573002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5266593" calcext:value-type="float">
            <text:p>0.085266593</text:p>
          </table:table-cell>
          <table:table-cell office:value-type="float" office:value="0.18572903" calcext:value-type="float">
            <text:p>0.18572903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08714109" calcext:value-type="float">
            <text:p>0.008714109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0.18098249" calcext:value-type="float">
            <text:p>0.18098249</text:p>
          </table:table-cell>
          <table:table-cell office:value-type="float" office:value="0.039573879" calcext:value-type="float">
            <text:p>0.039573879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230917" calcext:value-type="float">
            <text:p>0.14230917</text:p>
          </table:table-cell>
          <table:table-cell office:value-type="float" office:value="0.28241427" calcext:value-type="float">
            <text:p>0.28241427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13662752" calcext:value-type="float">
            <text:p>0.013662752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0.27825298" calcext:value-type="float">
            <text:p>0.27825298</text:p>
          </table:table-cell>
          <table:table-cell office:value-type="float" office:value="0.047051998" calcext:value-type="float">
            <text:p>0.047051998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455349" calcext:value-type="float">
            <text:p>0.82455349</text:p>
          </table:table-cell>
          <table:table-cell office:value-type="float" office:value="1.806016" calcext:value-type="float">
            <text:p>1.806016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10232948" calcext:value-type="float">
            <text:p>0.010232948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1.7290204" calcext:value-type="float">
            <text:p>1.7290204</text:p>
          </table:table-cell>
          <table:table-cell office:value-type="float" office:value="0.10088034" calcext:value-type="float">
            <text:p>0.10088034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0813688" calcext:value-type="float">
            <text:p>0.030813688</text:p>
          </table:table-cell>
          <table:table-cell office:value-type="float" office:value="7.0399536" calcext:value-type="float">
            <text:p>7.0399536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08136403" calcext:value-type="float">
            <text:p>0.008136403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6.856693" calcext:value-type="float">
            <text:p>6.856693</text:p>
          </table:table-cell>
          <table:table-cell office:value-type="float" office:value="0.036153238" calcext:value-type="float">
            <text:p>0.036153238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7780317" calcext:value-type="float">
            <text:p>0.087780317</text:p>
          </table:table-cell>
          <table:table-cell office:value-type="float" office:value="3.8615708" calcext:value-type="float">
            <text:p>3.8615708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08682531" calcext:value-type="float">
            <text:p>0.008682531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3.5068034" calcext:value-type="float">
            <text:p>3.5068034</text:p>
          </table:table-cell>
          <table:table-cell office:value-type="float" office:value="0.051155792" calcext:value-type="float">
            <text:p>0.051155792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249015" calcext:value-type="float">
            <text:p>0.23249015</text:p>
          </table:table-cell>
          <table:table-cell office:value-type="float" office:value="0.47111119" calcext:value-type="float">
            <text:p>0.47111119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12833014" calcext:value-type="float">
            <text:p>0.012833014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0.4604081" calcext:value-type="float">
            <text:p>0.4604081</text:p>
          </table:table-cell>
          <table:table-cell office:value-type="float" office:value="0.055174254" calcext:value-type="float">
            <text:p>0.055174254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510643" calcext:value-type="float">
            <text:p>0.30510643</text:p>
          </table:table-cell>
          <table:table-cell office:value-type="float" office:value="3.350137" calcext:value-type="float">
            <text:p>3.350137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09593352" calcext:value-type="float">
            <text:p>0.009593352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3.169719" calcext:value-type="float">
            <text:p>3.169719</text:p>
          </table:table-cell>
          <table:table-cell office:value-type="float" office:value="0.074802334" calcext:value-type="float">
            <text:p>0.074802334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8255223" calcext:value-type="float">
            <text:p>0.068255223</text:p>
          </table:table-cell>
          <table:table-cell office:value-type="float" office:value="0.30356258" calcext:value-type="float">
            <text:p>0.30356258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13389217" calcext:value-type="float">
            <text:p>0.013389217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0.29885379" calcext:value-type="float">
            <text:p>0.29885379</text:p>
          </table:table-cell>
          <table:table-cell office:value-type="float" office:value="0.037047124" calcext:value-type="float">
            <text:p>0.037047124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684284" calcext:value-type="float">
            <text:p>0.08684284</text:p>
          </table:table-cell>
          <table:table-cell office:value-type="float" office:value="0.32612311" calcext:value-type="float">
            <text:p>0.32612311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1335385" calcext:value-type="float">
            <text:p>0.01335385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0.32144313" calcext:value-type="float">
            <text:p>0.32144313</text:p>
          </table:table-cell>
          <table:table-cell office:value-type="float" office:value="0.04015097" calcext:value-type="float">
            <text:p>0.04015097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9999024" calcext:value-type="float">
            <text:p>0.039999024</text:p>
          </table:table-cell>
          <table:table-cell office:value-type="float" office:value="5.790249" calcext:value-type="float">
            <text:p>5.790249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08359113" calcext:value-type="float">
            <text:p>0.008359113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5.4716553" calcext:value-type="float">
            <text:p>5.4716553</text:p>
          </table:table-cell>
          <table:table-cell office:value-type="float" office:value="0.039451716" calcext:value-type="float">
            <text:p>0.039451716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867227" calcext:value-type="float">
            <text:p>0.10867227</text:p>
          </table:table-cell>
          <table:table-cell office:value-type="float" office:value="4.2699476" calcext:value-type="float">
            <text:p>4.2699476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0874385" calcext:value-type="float">
            <text:p>0.00874385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3.8582172" calcext:value-type="float">
            <text:p>3.8582172</text:p>
          </table:table-cell>
          <table:table-cell office:value-type="float" office:value="0.054795651" calcext:value-type="float">
            <text:p>0.054795651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901416" calcext:value-type="float">
            <text:p>0.83901416</text:p>
          </table:table-cell>
          <table:table-cell office:value-type="float" office:value="2.2954491" calcext:value-type="float">
            <text:p>2.2954491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09957723" calcext:value-type="float">
            <text:p>0.009957723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2.2210565" calcext:value-type="float">
            <text:p>2.2210565</text:p>
          </table:table-cell>
          <table:table-cell office:value-type="float" office:value="0.10161273" calcext:value-type="float">
            <text:p>0.10161273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0763885" calcext:value-type="float">
            <text:p>0.020763885</text:p>
          </table:table-cell>
          <table:table-cell office:value-type="float" office:value="0.054224209" calcext:value-type="float">
            <text:p>0.054224209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04029191" calcext:value-type="float">
            <text:p>0.004029191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0.053625145" calcext:value-type="float">
            <text:p>0.053625145</text:p>
          </table:table-cell>
          <table:table-cell office:value-type="float" office:value="0.024731912" calcext:value-type="float">
            <text:p>0.024731912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58978" calcext:value-type="float">
            <text:p>0.6058978</text:p>
          </table:table-cell>
          <table:table-cell office:value-type="float" office:value="1.360869" calcext:value-type="float">
            <text:p>1.360869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14518745" calcext:value-type="float">
            <text:p>0.014518745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1.2694721" calcext:value-type="float">
            <text:p>1.2694721</text:p>
          </table:table-cell>
          <table:table-cell office:value-type="float" office:value="0.084014036" calcext:value-type="float">
            <text:p>0.084014036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17274408" calcext:value-type="float">
            <text:p>0.017274408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2.6122387" calcext:value-type="float">
            <text:p>2.6122387</text:p>
          </table:table-cell>
          <table:table-cell office:value-type="float" office:value="-1000" calcext:value-type="float">
            <text:p>-1000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29432" calcext:value-type="float">
            <text:p>0.01429432</text:p>
          </table:table-cell>
          <table:table-cell office:value-type="float" office:value="19.135521" calcext:value-type="float">
            <text:p>19.135521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06554006" calcext:value-type="float">
            <text:p>0.006554006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19.133081" calcext:value-type="float">
            <text:p>19.133081</text:p>
          </table:table-cell>
          <table:table-cell office:value-type="float" office:value="0.028143508" calcext:value-type="float">
            <text:p>0.028143508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17274408" calcext:value-type="float">
            <text:p>0.017274408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2.0588267" calcext:value-type="float">
            <text:p>2.0588267</text:p>
          </table:table-cell>
          <table:table-cell office:value-type="float" office:value="-1000" calcext:value-type="float">
            <text:p>-1000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17274408" calcext:value-type="float">
            <text:p>0.017274408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2.6728397" calcext:value-type="float">
            <text:p>2.6728397</text:p>
          </table:table-cell>
          <table:table-cell office:value-type="float" office:value="-1000" calcext:value-type="float">
            <text:p>-1000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924728" calcext:value-type="float">
            <text:p>0.27924728</text:p>
          </table:table-cell>
          <table:table-cell office:value-type="float" office:value="0.58915541" calcext:value-type="float">
            <text:p>0.58915541</text:p>
          </table:table-cell>
          <table:table-cell office:value-type="float" office:value="0.017274408" calcext:value-type="float">
            <text:p>0.017274408</text:p>
          </table:table-cell>
          <table:table-cell office:value-type="float" office:value="0" calcext:value-type="float">
            <text:p>0</text:p>
          </table:table-cell>
          <table:table-cell office:value-type="float" office:value="0.012780339" calcext:value-type="float">
            <text:p>0.012780339</text:p>
          </table:table-cell>
          <table:table-cell office:value-type="float" office:value="0.002482425" calcext:value-type="float">
            <text:p>0.002482425</text:p>
          </table:table-cell>
          <table:table-cell office:value-type="float" office:value="36.993988" calcext:value-type="float">
            <text:p>36.993988</text:p>
          </table:table-cell>
          <table:table-cell office:value-type="float" office:value="1198925" calcext:value-type="float">
            <text:p>1198925</text:p>
          </table:table-cell>
          <table:table-cell office:value-type="float" office:value="0.57456771" calcext:value-type="float">
            <text:p>0.57456771</text:p>
          </table:table-cell>
          <table:table-cell office:value-type="float" office:value="0.0584649" calcext:value-type="float">
            <text:p>0.0584649</text:p>
          </table:table-cell>
          <table:table-cell office:value-type="float" office:value="1.7043039" calcext:value-type="float">
            <text:p>1.7043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105253" calcext:value-type="float">
            <text:p>6.8105253</text:p>
          </table:table-cell>
          <table:table-cell office:value-type="float" office:value="0.29760763" calcext:value-type="float">
            <text:p>0.29760763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.159164312" calcext:value-type="float">
            <text:p>0.159164312</text:p>
          </table:table-cell>
          <table:table-cell office:value-type="float" office:value="0.011631683" calcext:value-type="float">
            <text:p>0.011631683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29619292" calcext:value-type="float">
            <text:p>0.29619292</text:p>
          </table:table-cell>
          <table:table-cell office:value-type="float" office:value="0.38625395" calcext:value-type="float">
            <text:p>0.38625395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.72588" calcext:value-type="float">
            <text:p>169.72588</text:p>
          </table:table-cell>
          <table:table-cell office:value-type="float" office:value="0.59661086" calcext:value-type="float">
            <text:p>0.59661086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13.34596662" calcext:value-type="float">
            <text:p>13.34596662</text:p>
          </table:table-cell>
          <table:table-cell office:value-type="float" office:value="0.009614025" calcext:value-type="float">
            <text:p>0.009614025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59374421" calcext:value-type="float">
            <text:p>0.59374421</text:p>
          </table:table-cell>
          <table:table-cell office:value-type="float" office:value="0.90905388" calcext:value-type="float">
            <text:p>0.90905388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180468" calcext:value-type="float">
            <text:p>1.0180468</text:p>
          </table:table-cell>
          <table:table-cell office:value-type="float" office:value="0.044670048" calcext:value-type="float">
            <text:p>0.044670048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" calcext:value-type="float">
            <text:p>0</text:p>
          </table:table-cell>
          <table:table-cell office:value-type="float" office:value="0.006763658" calcext:value-type="float">
            <text:p>0.006763658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044501108" calcext:value-type="float">
            <text:p>0.044501108</text:p>
          </table:table-cell>
          <table:table-cell office:value-type="float" office:value="0.086482498" calcext:value-type="float">
            <text:p>0.086482498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331985" calcext:value-type="float">
            <text:p>1.4331985</text:p>
          </table:table-cell>
          <table:table-cell office:value-type="float" office:value="8.089284" calcext:value-type="float">
            <text:p>8.089284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.005164871" calcext:value-type="float">
            <text:p>0.005164871</text:p>
          </table:table-cell>
          <table:table-cell office:value-type="float" office:value="0.008212089" calcext:value-type="float">
            <text:p>0.008212089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8.0893589" calcext:value-type="float">
            <text:p>8.0893589</text:p>
          </table:table-cell>
          <table:table-cell office:value-type="float" office:value="0.14884254" calcext:value-type="float">
            <text:p>0.14884254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598564" calcext:value-type="float">
            <text:p>1.7598564</text:p>
          </table:table-cell>
          <table:table-cell office:value-type="float" office:value="0.21131079" calcext:value-type="float">
            <text:p>0.21131079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" calcext:value-type="float">
            <text:p>0</text:p>
          </table:table-cell>
          <table:table-cell office:value-type="float" office:value="0.018220178" calcext:value-type="float">
            <text:p>0.018220178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20879626" calcext:value-type="float">
            <text:p>0.20879626</text:p>
          </table:table-cell>
          <table:table-cell office:value-type="float" office:value="0.10324152" calcext:value-type="float">
            <text:p>0.10324152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422133" calcext:value-type="float">
            <text:p>3.0422133</text:p>
          </table:table-cell>
          <table:table-cell office:value-type="float" office:value="0.24542285" calcext:value-type="float">
            <text:p>0.24542285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.007254099" calcext:value-type="float">
            <text:p>0.007254099</text:p>
          </table:table-cell>
          <table:table-cell office:value-type="float" office:value="0.016741617" calcext:value-type="float">
            <text:p>0.016741617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24242811" calcext:value-type="float">
            <text:p>0.24242811</text:p>
          </table:table-cell>
          <table:table-cell office:value-type="float" office:value="0.18394472" calcext:value-type="float">
            <text:p>0.18394472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24666836" calcext:value-type="float">
            <text:p>0.024666836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04833646" calcext:value-type="float">
            <text:p>0.04833646</text:p>
          </table:table-cell>
          <table:table-cell office:value-type="float" office:value="-1000" calcext:value-type="float">
            <text:p>-1000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5975662" calcext:value-type="float">
            <text:p>0.055975662</text:p>
          </table:table-cell>
          <table:table-cell office:value-type="float" office:value="20.209939" calcext:value-type="float">
            <text:p>20.209939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" calcext:value-type="float">
            <text:p>0</text:p>
          </table:table-cell>
          <table:table-cell office:value-type="float" office:value="0.006430577" calcext:value-type="float">
            <text:p>0.006430577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20.169741" calcext:value-type="float">
            <text:p>20.169741</text:p>
          </table:table-cell>
          <table:table-cell office:value-type="float" office:value="0.044450901" calcext:value-type="float">
            <text:p>0.044450901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179598" calcext:value-type="float">
            <text:p>0.26179598</text:p>
          </table:table-cell>
          <table:table-cell office:value-type="float" office:value="0.028081062" calcext:value-type="float">
            <text:p>0.028081062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" calcext:value-type="float">
            <text:p>0</text:p>
          </table:table-cell>
          <table:table-cell office:value-type="float" office:value="0.007119617" calcext:value-type="float">
            <text:p>0.007119617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027574766" calcext:value-type="float">
            <text:p>0.027574766</text:p>
          </table:table-cell>
          <table:table-cell office:value-type="float" office:value="0.057342246" calcext:value-type="float">
            <text:p>0.057342246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162118" calcext:value-type="float">
            <text:p>0.048162118</text:p>
          </table:table-cell>
          <table:table-cell office:value-type="float" office:value="22.106568" calcext:value-type="float">
            <text:p>22.106568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" calcext:value-type="float">
            <text:p>0</text:p>
          </table:table-cell>
          <table:table-cell office:value-type="float" office:value="0.006297189" calcext:value-type="float">
            <text:p>0.006297189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22.038205" calcext:value-type="float">
            <text:p>22.038205</text:p>
          </table:table-cell>
          <table:table-cell office:value-type="float" office:value="0.042407969" calcext:value-type="float">
            <text:p>0.042407969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230521" calcext:value-type="float">
            <text:p>0.94230521</text:p>
          </table:table-cell>
          <table:table-cell office:value-type="float" office:value="0.098674682" calcext:value-type="float">
            <text:p>0.098674682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" calcext:value-type="float">
            <text:p>0</text:p>
          </table:table-cell>
          <table:table-cell office:value-type="float" office:value="0.014157151" calcext:value-type="float">
            <text:p>0.014157151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096976162" calcext:value-type="float">
            <text:p>0.096976162</text:p>
          </table:table-cell>
          <table:table-cell office:value-type="float" office:value="0.084777155" calcext:value-type="float">
            <text:p>0.084777155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40103" calcext:value-type="float">
            <text:p>0.1040103</text:p>
          </table:table-cell>
          <table:table-cell office:value-type="float" office:value="16.745612" calcext:value-type="float">
            <text:p>16.745612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" calcext:value-type="float">
            <text:p>0</text:p>
          </table:table-cell>
          <table:table-cell office:value-type="float" office:value="0.006588058" calcext:value-type="float">
            <text:p>0.006588058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16.677994" calcext:value-type="float">
            <text:p>16.677994</text:p>
          </table:table-cell>
          <table:table-cell office:value-type="float" office:value="0.054416778" calcext:value-type="float">
            <text:p>0.054416778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236047" calcext:value-type="float">
            <text:p>6.4236047</text:p>
          </table:table-cell>
          <table:table-cell office:value-type="float" office:value="0.950867" calcext:value-type="float">
            <text:p>0.950867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.378684395" calcext:value-type="float">
            <text:p>0.378684395</text:p>
          </table:table-cell>
          <table:table-cell office:value-type="float" office:value="0.008997674" calcext:value-type="float">
            <text:p>0.008997674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92779516" calcext:value-type="float">
            <text:p>0.92779516</text:p>
          </table:table-cell>
          <table:table-cell office:value-type="float" office:value="0.45168478" calcext:value-type="float">
            <text:p>0.45168478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567407" calcext:value-type="float">
            <text:p>2.4567407</text:p>
          </table:table-cell>
          <table:table-cell office:value-type="float" office:value="0.18201105" calcext:value-type="float">
            <text:p>0.18201105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" calcext:value-type="float">
            <text:p>0</text:p>
          </table:table-cell>
          <table:table-cell office:value-type="float" office:value="0.014925293" calcext:value-type="float">
            <text:p>0.014925293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18058177" calcext:value-type="float">
            <text:p>0.18058177</text:p>
          </table:table-cell>
          <table:table-cell office:value-type="float" office:value="0.11369001" calcext:value-type="float">
            <text:p>0.11369001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150618" calcext:value-type="float">
            <text:p>1.9150618</text:p>
          </table:table-cell>
          <table:table-cell office:value-type="float" office:value="0.081433221" calcext:value-type="float">
            <text:p>0.081433221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" calcext:value-type="float">
            <text:p>0</text:p>
          </table:table-cell>
          <table:table-cell office:value-type="float" office:value="0.007865255" calcext:value-type="float">
            <text:p>0.007865255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080631376" calcext:value-type="float">
            <text:p>0.080631376</text:p>
          </table:table-cell>
          <table:table-cell office:value-type="float" office:value="0.10432786" calcext:value-type="float">
            <text:p>0.10432786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795166" calcext:value-type="float">
            <text:p>0.26795166</text:p>
          </table:table-cell>
          <table:table-cell office:value-type="float" office:value="0.0340778" calcext:value-type="float">
            <text:p>0.0340778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" calcext:value-type="float">
            <text:p>0</text:p>
          </table:table-cell>
          <table:table-cell office:value-type="float" office:value="0.005777132" calcext:value-type="float">
            <text:p>0.005777132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033324965" calcext:value-type="float">
            <text:p>0.033324965</text:p>
          </table:table-cell>
          <table:table-cell office:value-type="float" office:value="0.057180224" calcext:value-type="float">
            <text:p>0.057180224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24666836" calcext:value-type="float">
            <text:p>0.024666836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38761741" calcext:value-type="float">
            <text:p>0.38761741</text:p>
          </table:table-cell>
          <table:table-cell office:value-type="float" office:value="-1000" calcext:value-type="float">
            <text:p>-1000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49173" calcext:value-type="float">
            <text:p>1.2149173</text:p>
          </table:table-cell>
          <table:table-cell office:value-type="float" office:value="0.1501538" calcext:value-type="float">
            <text:p>0.1501538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" calcext:value-type="float">
            <text:p>0</text:p>
          </table:table-cell>
          <table:table-cell office:value-type="float" office:value="0.012813312" calcext:value-type="float">
            <text:p>0.012813312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14802984" calcext:value-type="float">
            <text:p>0.14802984</text:p>
          </table:table-cell>
          <table:table-cell office:value-type="float" office:value="0.092196106" calcext:value-type="float">
            <text:p>0.092196106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24666836" calcext:value-type="float">
            <text:p>0.024666836</text:p>
          </table:table-cell>
          <table:table-cell table:number-columns-repeated="2" office:value-type="float" office:value="-1000" calcext:value-type="float">
            <text:p>-1000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039671474" calcext:value-type="float">
            <text:p>0.039671474</text:p>
          </table:table-cell>
          <table:table-cell office:value-type="float" office:value="-1000" calcext:value-type="float">
            <text:p>-1000</text:p>
          </table:table-cell>
          <table:table-cell office:value-type="float" office:value="1.1218469" calcext:value-type="float">
            <text:p>1.1218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790285" calcext:value-type="float">
            <text:p>2.1790285</text:p>
          </table:table-cell>
          <table:table-cell office:value-type="float" office:value="0.12936192" calcext:value-type="float">
            <text:p>0.12936192</text:p>
          </table:table-cell>
          <table:table-cell office:value-type="float" office:value="0.024666836" calcext:value-type="float">
            <text:p>0.024666836</text:p>
          </table:table-cell>
          <table:table-cell office:value-type="float" office:value="0" calcext:value-type="float">
            <text:p>0</text:p>
          </table:table-cell>
          <table:table-cell office:value-type="float" office:value="0.013299547" calcext:value-type="float">
            <text:p>0.013299547</text:p>
          </table:table-cell>
          <table:table-cell office:value-type="float" office:value="0.017405105" calcext:value-type="float">
            <text:p>0.017405105</text:p>
          </table:table-cell>
          <table:table-cell office:value-type="float" office:value="214.42594" calcext:value-type="float">
            <text:p>214.42594</text:p>
          </table:table-cell>
          <table:table-cell office:value-type="float" office:value="2177942.2" calcext:value-type="float">
            <text:p>2177942.2</text:p>
          </table:table-cell>
          <table:table-cell office:value-type="float" office:value="0.12849865" calcext:value-type="float">
            <text:p>0.12849865</text:p>
          </table:table-cell>
          <table:table-cell office:value-type="float" office:value="0.10943927" calcext:value-type="float">
            <text:p>0.10943927</text:p>
          </table:table-cell>
          <table:table-cell office:value-type="float" office:value="1.1218469" calcext:value-type="float">
            <text:p>1.1218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0:47:45.681604855</meta:creation-date>
    <dc:date>2024-04-12T10:48:20.720153663</dc:date>
    <meta:editing-duration>PT35S</meta:editing-duration>
    <meta:editing-cycles>1</meta:editing-cycles>
    <meta:document-statistic meta:table-count="1" meta:cell-count="732" meta:object-count="0"/>
    <meta:generator>LibreOffice/7.6.5.2$Linux_X86_64 LibreOffice_project/60$Build-2</meta:generator>
  </office:meta>
</office:document-meta>
</file>